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7.548cm"/>
    </style:style>
    <style:style style:name="co5" style:family="table-column">
      <style:table-column-properties fo:break-before="auto" style:column-width="2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99ff66"/>
      <style:text-properties fo:color="#8000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w" table:style-name="ta1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1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Häufigkeit</text:p>
          </table:table-cell>
          <table:table-cell office:value-type="string" calcext:value-type="string">
            <text:p>mit anderer Reihenfolge</text:p>
          </table:table-cell>
          <table:table-cell office:value-type="string" calcext:value-type="string">
            <text:p>Konfusionen</text:p>
          </table:table-cell>
          <table:table-cell office:value-type="string" calcext:value-type="string">
            <text:p>Besser Typ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17" calcext:value-type="float">
            <text:p>117</text:p>
          </table:table-cell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style-name="ce4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1" table:formula="of:=[.C8]+[.D8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cept ist stärker/genauer als Structure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table:formula="of:=[.C11]+[.D1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urpose ist stärker als Struct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style-name="ce4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table:formula="of:=[.C14]+[.D1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ttern beschreibt Semantik besser als Code Examp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iehe Argumentation unt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ept &gt; Purpo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ttern &gt; Structure and Relationsh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urpose &gt; Patter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Quality Attributes &gt; Structure and Relationshi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cepts &gt; Quality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table:formula="of:=[.C22]+[.D22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nvironment &gt; Quality</text:p>
          </table:table-cell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table:formula="of:=[.C24]+[.D24]"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C25]+[.D25]" office:value-type="float" office:value="46" calcext:value-type="float">
            <text:p>4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table:formula="of:=[.C26]+[.D2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de Example &gt; Functionality 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tructure &gt; Directives (da meist genaue Typen angegeben werden)</text:p>
          </table:table-cell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table:formula="of:=[.C29]+[.D29]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C30]+[.D30]" office:value-type="float" office:value="39" calcext:value-type="float">
            <text:p>3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table:formula="of:=[.C31]+[.D31]"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32]+[.D32]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33]+[.D33]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table:formula="of:=[.C34]+[.D34]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table:formula="of:=[.C35]+[.D35]"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table:formula="of:=[.C36]+[.D36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ttern wird eher erwartet als Concepts</text:p>
          </table:table-cell>
        </table:table-row>
        <table:table-row table:style-name="ro1" table:visibility="filter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38]+[.D38]"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table:formula="of:=[.C39]+[.D39]"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0]+[.D40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1]+[.D41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2]+[.D42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3]+[.D43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table:formula="of:=[.C44]+[.D44]"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[.C45]+[.D45]"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46]+[.D46]"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table:formula="of:=[.C47]+[.D47]"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48]+[.D48]"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49]+[.D49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50]+[.D50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table:formula="of:=[.C51]+[.D51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52]+[.D52]"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3]+[.D53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table:formula="of:=[.C54]+[.D54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5]+[.D55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56]+[.D56]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table:formula="of:=[.C57]+[.D57]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8]+[.D58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9]+[.D59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0]+[.D60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1]+[.D61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2]+[.D62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3]+[.D63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4]+[.D64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table:formula="of:=[.C65]+[.D65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6]+[.D66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7]+[.D67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8]+[.D68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9]+[.D69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70]+[.D70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1]+[.D71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2]+[.D72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3]+[.D73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74]+[.D74]"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table:formula="of:=[.C75]+[.D75]"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6]+[.D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7]+[.D7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8]+[.D7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9]+[.D7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0]+[.D8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1]+[.D8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2]+[.D8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3]+[.D8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4]+[.D8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5]+[.D8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6]+[.D8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7]+[.D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8]+[.D8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9]+[.D8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0]+[.D9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1]+[.D9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2]+[.D9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3]+[.D9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4]+[.D9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5]+[.D9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6]+[.D9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7]+[.D9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8]+[.D9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9]+[.D9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0]+[.D10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1]+[.D10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2]+[.D10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3]+[.D10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4]+[.D10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5]+[.D10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6]+[.D10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7]+[.D10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8]+[.D10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9]+[.D10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0]+[.D11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1]+[.D11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2]+[.D11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3]+[.D11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4]+[.D1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5]+[.D11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6]+[.D11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7]+[.D11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8]+[.D11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9]+[.D11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0]+[.D12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1]+[.D12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2]+[.D12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3]+[.D12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4]+[.D12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5]+[.D12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6]+[.D12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7]+[.D1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8]+[.D12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9]+[.D12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0]+[.D13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1]+[.D13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2]+[.D13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3]+[.D13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4]+[.D13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5]+[.D13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6]+[.D13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7]+[.D13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8]+[.D13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9]+[.D13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0]+[.D14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1]+[.D14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2]+[.D14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3]+[.D14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4]+[.D14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5]+[.D14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6]+[.D14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7]+[.D14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8]+[.D14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9]+[.D14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0]+[.D15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1]+[.D15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2]+[.D15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3]+[.D15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4]+[.D15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5]+[.D15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6]+[.D15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7]+[.D15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8]+[.D15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9]+[.D15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0]+[.D16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1]+[.D16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2]+[.D16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3]+[.D16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4]+[.D16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5]+[.D16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6]+[.D16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7]+[.D16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8]+[.D16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9]+[.D16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0]+[.D17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1]+[.D17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2]+[.D17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3]+[.D17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4]+[.D17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5]+[.D17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6]+[.D1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7]+[.D17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8]+[.D17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9]+[.D17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0]+[.D18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1]+[.D18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2]+[.D18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3]+[.D18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4]+[.D18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5]+[.D18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6]+[.D18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7]+[.D1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8]+[.D18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9]+[.D18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0]+[.D19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1]+[.D19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2]+[.D19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3]+[.D19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4]+[.D19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5]+[.D19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6]+[.D19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7]+[.D19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8]+[.D19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9]+[.D19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0]+[.D20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1]+[.D20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2]+[.D20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3]+[.D20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4]+[.D20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5]+[.D20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6]+[.D20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7]+[.D20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. Annahme: </text:p>
          </table:table-cell>
          <table:table-cell office:value-type="string" calcext:value-type="string">
            <text:p>Ein speziellerer Code ist dem allgemeinem Code vorzuziehen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' =&gt; Daher wird 1 eher als schlechterer Code angenommen</text:p>
          </table:table-cell>
          <table:table-cell table:number-columns-repeated="5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Typ1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Häufigkeit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<text:s text:c="8"/>7 | <text:s text:c="7"/>1 | <text:s text:c="2"/>3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<text:s text:c="8"/>4 | <text:s text:c="7"/>1 | <text:s text:c="2"/>19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 text:c="8"/>3 | <text:s text:c="7"/>1 | <text:s text:c="2"/>17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<text:s text:c="8"/>2 | <text:s text:c="7"/>1 | <text:s text:c="2"/>15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<text:s text:c="7"/>12 | <text:s text:c="7"/>1 | <text:s text:c="2"/>13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<text:s text:c="8"/>5 | <text:s text:c="7"/>1 | <text:s text:c="2"/>13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<text:s text:c="8"/>1 | <text:s text:c="7"/>7 | <text:s text:c="2"/>11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 text:c="7"/>10 | <text:s text:c="7"/>1 | <text:s text:c="3"/>8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 text:c="8"/>1 | <text:s text:c="7"/>2 | <text:s text:c="3"/>8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s text:c="8"/>8 | <text:s text:c="7"/>1 | <text:s text:c="3"/>7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<text:s text:c="8"/>1 | <text:s text:c="7"/>4 | <text:s text:c="3"/>7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s text:c="8"/>6 | <text:s text:c="7"/>1 | <text:s text:c="3"/>6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s text:c="8"/>7 | <text:s text:c="7"/>2 | <text:s text:c="3"/>5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s text:c="8"/>4 | <text:s text:c="7"/>2 | <text:s text:c="3"/>5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s text:c="8"/>9 | <text:s text:c="7"/>8 | <text:s text:c="3"/>5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8"/>4 | <text:s text:c="7"/>7 | <text:s text:c="3"/>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8"/>1 | <text:s text:c="6"/>10 | <text:s text:c="3"/>5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<text:s text:c="8"/>2 | <text:s text:c="7"/>7 | <text:s text:c="3"/>4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<text:s text:c="8"/>5 | <text:s text:c="7"/>2 | <text:s text:c="3"/>4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 text:c="8"/>1 | <text:s text:c="7"/>5 | <text:s text:c="3"/>4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 text:c="8"/>5 | <text:s text:c="7"/>7 | <text:s text:c="3"/>4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 text:c="8"/>7 | <text:s text:c="7"/>4 | <text:s text:c="3"/>4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 text:c="8"/>1 | <text:s text:c="6"/>12 | <text:s text:c="3"/>3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 text:c="8"/>4 | <text:s text:c="7"/>8 | <text:s text:c="3"/>3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 text:c="8"/>7 | <text:s text:c="7"/>3 | <text:s text:c="3"/>3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 text:c="8"/>9 | <text:s text:c="7"/>1 | <text:s text:c="3"/>3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 text:c="8"/>8 | <text:s text:c="7"/>9 | <text:s text:c="3"/>34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7 | <text:s text:c="7"/>8 | <text:s text:c="3"/>3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3 | <text:s text:c="7"/>2 | <text:s text:c="3"/>3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1 | <text:s text:c="7"/>3 | <text:s text:c="3"/>3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 text:c="8"/>5 | <text:s text:c="6"/>10 | <text:s text:c="3"/>3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 text:c="8"/>8 | <text:s text:c="7"/>7 | <text:s text:c="3"/>3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7"/>12 | <text:s text:c="7"/>9 | <text:s text:c="3"/>3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7"/>12 | <text:s text:c="7"/>7 | <text:s text:c="3"/>3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7"/>11 | <text:s text:c="7"/>1 | <text:s text:c="3"/>29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8"/>8 | <text:s text:c="7"/>4 | <text:s text:c="3"/>2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1 | <text:s text:c="7"/>9 | <text:s text:c="3"/>2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3 | <text:s text:c="7"/>8 | <text:s text:c="3"/>2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1 | <text:s text:c="7"/>8 | <text:s text:c="3"/>2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7"/>10 | <text:s text:c="7"/>5 | <text:s text:c="3"/>2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7 | <text:s text:c="7"/>5 | <text:s text:c="3"/>2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 text:c="8"/>2 | <text:s text:c="7"/>4 | <text:s text:c="3"/>2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 text:c="7"/>10 | <text:s text:c="7"/>7 | <text:s text:c="3"/>2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 text:c="8"/>8 | <text:s text:c="7"/>2 | <text:s text:c="3"/>2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 text:c="7"/>12 | <text:s text:c="7"/>2 | <text:s text:c="3"/>2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 text:c="8"/>1 | <text:s text:c="7"/>6 | <text:s text:c="3"/>2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7"/>11 | <text:s text:c="7"/>2 | <text:s text:c="3"/>1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8"/>3 | <text:s text:c="7"/>7 | <text:s text:c="3"/>1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7"/>10 | <text:s text:c="7"/>2 | <text:s text:c="3"/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8"/>5 | <text:s text:c="7"/>3 | <text:s text:c="3"/>1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8"/>4 | <text:s text:c="7"/>5 | <text:s text:c="3"/>1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7 | <text:s text:c="6"/>12 | <text:s text:c="3"/>1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8 | <text:s text:c="7"/>3 | <text:s text:c="3"/>1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3 | <text:s text:c="7"/>5 | <text:s text:c="3"/>1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8"/>7 | <text:s text:c="6"/>10 | <text:s text:c="3"/>1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7"/>12 | <text:s text:c="7"/>4 | <text:s text:c="3"/>1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7"/>10 | <text:s text:c="7"/>3 | <text:s text:c="3"/>1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2 | <text:s text:c="6"/>10 | <text:s text:c="3"/>1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7"/>11 | <text:s text:c="7"/>7 | <text:s text:c="3"/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5 | <text:s text:c="7"/>8 | <text:s text:c="3"/>1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7 | <text:s text:c="7"/>6 | <text:s text:c="3"/>1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7"/>10 | <text:s text:c="7"/>4 | <text:s text:c="3"/>1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8"/>2 | <text:s text:c="7"/>8 | <text:s text:c="3"/>1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8"/>2 | <text:s text:c="7"/>5 | <text:s text:c="3"/>1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8 | <text:s text:c="6"/>10 | <text:s text:c="3"/>1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8"/>6 | <text:s text:c="7"/>7 | <text:s text:c="3"/>1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1 | <text:s text:c="6"/>10 | <text:s text:c="3"/>1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0 | <text:s text:c="7"/>8 | <text:s text:c="3"/>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2 | <text:s text:c="7"/>8 | <text:s text:c="3"/>1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7 | <text:s text:c="7"/>9 | <text:s text:c="3"/>1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2 | <text:s text:c="6"/>12 | <text:s text:c="3"/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5 | <text:s text:c="7"/>9 | <text:s text:c="3"/>1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7"/>12 | <text:s text:c="7"/>5 | <text:s text:c="4"/>9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4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6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2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7 | <text:s text:c="6"/>11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7"/>5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9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0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5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7"/>6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2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7"/>9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0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2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9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2 | <text:s text:c="4"/>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6"/>10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3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6"/>11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7"/>4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5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8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9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4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4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6"/>12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5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6"/>12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2 | <text:s text:c="6"/>10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6"/>12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6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6"/>11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7"/>6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2 | <text:s text:c="7"/>3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6"/>12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7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3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6"/>12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6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3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4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3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3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1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6"/>11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7"/>6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9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6"/>11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1 | <text:s text:c="4"/>1</text:p>
          </table:table-cell>
          <table:table-cell table:number-columns-repeated="2"/>
        </table:table-row>
      </table:table>
      <table:table table:name="aufloesen" table:style-name="ta1">
        <table:table-column table:style-name="co2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Nr: 1: <text:s text:c="2"/>1&lt;&gt;7</text:p>
          </table:table-cell>
          <table:table-cell office:value-type="string" calcext:value-type="string">
            <text:p>was ist besser?</text:p>
          </table:table-cell>
          <table:table-cell office:value-type="string" calcext:value-type="string">
            <text:p>kommt von</text:p>
          </table:table-cell>
          <table:table-cell office:value-type="string" calcext:value-type="string">
            <text:p>Bemerkung</text:p>
          </table:table-cell>
          <table:table-cell/>
          <table:table-cell office:value-type="string" calcext:value-type="string">
            <text:p>besser </text:p>
          </table:table-cell>
          <table:table-cell office:value-type="string" calcext:value-type="string">
            <text:p>kommt von</text:p>
          </table:table-cell>
        </table:table-row>
        <table:table-row table:style-name="ro2">
          <table:table-cell office:value-type="string" calcext:value-type="string">
            <text:p>michael|lennart|2792|16084|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5" office:value-type="string" calcext:value-type="string">
            <text:p>lennart | malte | 744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robert|lennart|3048|23306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/>
          <table:table-cell table:style-name="ce5" office:value-type="string" calcext:value-type="string">
            <text:p>leon | lennart | 2332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nnart|malte|7439|81930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/>
          <table:table-cell table:style-name="ce5" office:value-type="string" calcext:value-type="string">
            <text:p>prechelt_extra_28 | leon | 5898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chelt</text:p>
          </table:table-cell>
        </table:table-row>
        <table:table-row table:style-name="ro2">
          <table:table-cell office:value-type="string" calcext:value-type="string">
            <text:p>josephine|jakob|8209|53622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robert | lennart | 294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lennart|malte|329|8997|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5" office:value-type="string" calcext:value-type="string">
            <text:p>lennart | jakob | 599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2">
          <table:table-cell office:value-type="string" calcext:value-type="string">
            <text:p>michael|malte|1180|221609|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5" office:value-type="string" calcext:value-type="string">
            <text:p>robert | michael | 316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robert|josephine|49|46915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  <table:table-cell/>
          <table:table-cell table:style-name="ce5" office:value-type="string" calcext:value-type="string">
            <text:p>robert | jakob | 2402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2">
          <table:table-cell office:value-type="string" calcext:value-type="string">
            <text:p>lennart|malte|6405|52277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te</text:p>
          </table:table-cell>
          <table:table-cell/>
          <table:table-cell table:style-name="ce5" office:value-type="string" calcext:value-type="string">
            <text:p>sven_extra_28 | josephine | 402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en</text:p>
          </table:table-cell>
        </table:table-row>
        <table:table-row table:style-name="ro2">
          <table:table-cell office:value-type="string" calcext:value-type="string">
            <text:p>lennart|josephine|7077|23249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jakob | lennart | 837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2">
          <table:table-cell office:value-type="string" calcext:value-type="string">
            <text:p>sven_extra_28|josephine|4027|18974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michael | malte | 1083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table:style-name="Default" office:value-type="string" calcext:value-type="string">
            <text:p>Ergebnis: 7, uneindeutig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2 <text:s text:c="2"/>1&lt;&gt;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bert | michael | 1209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7307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josephine | 819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osephine | 38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6961 | </text:p>
          </table:table-cell>
          <table:table-cell table:number-columns-repeated="2" office:value-type="string" calcext:value-type="string">
            <text:p>'-</text:p>
          </table:table-cell>
          <table:table-cell office:value-type="string" calcext:value-type="string">
            <text:p>müsste Pattern se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kob | malte | 3443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795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michael | 7837 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479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lte | leon | 5883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rgebnis: 1, eindeutig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3 <text:s/>1&lt;&gt;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nart | michael | 5673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osephine | 2653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3285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7303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leon | 987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817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337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198 | </text:p>
          </table:table-cell>
          <table:table-cell office:value-type="string" calcext:value-type="string">
            <text:p>beides angemessen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743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on | 6876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rgebnis: Unentschieden, erneut prüfen!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Nr.:4 <text:s text:c="4"/>1&lt;&gt;3</text:p>
          </table:table-cell>
          <table:table-cell office:value-type="string" calcext:value-type="string">
            <text:p>erneut alle prüfen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on | malte | 462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/>
          <table:table-cell table:style-name="ce5" office:value-type="string" calcext:value-type="string">
            <text:p>robert | lennart | 315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jakob | malte | 2272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/>
          <table:table-cell table:style-name="ce5" office:value-type="string" calcext:value-type="string">
            <text:p>robert | lennart | 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lennart | josephine | 627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josephine | leon | 3483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michael | lennart | 3435 | </text:p>
          </table:table-cell>
          <table:table-cell office:value-type="string" calcext:value-type="string">
            <text:p>beide angemessen</text:p>
          </table:table-cell>
          <table:table-cell table:number-columns-repeated="2"/>
          <table:table-cell table:style-name="ce5" office:value-type="string" calcext:value-type="string">
            <text:p>lennart | malte | 814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josephine | michael | 4401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ine</text:p>
          </table:table-cell>
          <table:table-cell/>
          <table:table-cell table:style-name="ce5" office:value-type="string" calcext:value-type="string">
            <text:p>robert | malte | 190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josephine | leon | 835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/>
          <table:table-cell table:style-name="ce5" office:value-type="string" calcext:value-type="string">
            <text:p>leon | jakob | 124 | </text:p>
          </table:table-cell>
          <table:table-cell office:value-type="string" calcext:value-type="string">
            <text:p>beides angemessen</text:p>
          </table:table-cell>
          <table:table-cell/>
        </table:table-row>
        <table:table-row table:style-name="ro2">
          <table:table-cell office:value-type="string" calcext:value-type="string">
            <text:p>jakob | lennart | 3244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art</text:p>
          </table:table-cell>
          <table:table-cell/>
          <table:table-cell table:style-name="ce5" office:value-type="string" calcext:value-type="string">
            <text:p>michael | malte | 7190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</table:table-row>
        <table:table-row table:style-name="ro2">
          <table:table-cell office:value-type="string" calcext:value-type="string">
            <text:p>leon | michael | 5476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</text:p>
          </table:table-cell>
          <table:table-cell/>
          <table:table-cell table:style-name="ce5" office:value-type="string" calcext:value-type="string">
            <text:p>lennart | michael | 6888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</text:p>
          </table:table-cell>
        </table:table-row>
        <table:table-row table:style-name="ro2">
          <table:table-cell office:value-type="string" calcext:value-type="string">
            <text:p>robert | michael | 2152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</text:p>
          </table:table-cell>
          <table:table-cell/>
          <table:table-cell table:style-name="ce5" office:value-type="string" calcext:value-type="string">
            <text:p>leon | malte | 789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</table:table-row>
        <table:table-row table:style-name="ro2">
          <table:table-cell office:value-type="string" calcext:value-type="string">
            <text:p>lennart | malte | 331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/>
          <table:table-cell table:style-name="ce5" office:value-type="string" calcext:value-type="string">
            <text:p>robert | jakob | 60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1">
          <table:table-cell table:style-name="Default" office:value-type="string" calcext:value-type="string">
            <text:p>Ergebnis: 3, wie erwartet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5 <text:s/>1&lt;&gt;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sephine | lennart | 48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michael | 182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osephine | 49 | </text:p>
          </table:table-cell>
          <table:table-cell office:value-type="string" calcext:value-type="string">
            <text:p>beide angemessen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akob | 273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nnart | 117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nnart | 115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nnart | 1954 |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257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5745 |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171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6 <text:s text:c="2"/>1&lt;&gt;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chael | jakob | 7000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kob</text:p>
          </table:table-cell>
          <table:table-cell table:style-name="ce5" office:value-type="string" calcext:value-type="string">
            <text:p>robert | josephine | 49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robert | jakob | 136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 table:style-name="ce5" office:value-type="string" calcext:value-type="string">
            <text:p>josephine | malte | 6629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michael | malte | 223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robert | lennart | 382 |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on | malte | 386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michael | josephine | 6086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josephine | michael | 483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nnart | leon | 3732 |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robert | malte | 1904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lennart | malte | 104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lennart | josephine | 6277 | </text:p>
          </table:table-cell>
          <table:table-cell office:value-type="string" calcext:value-type="string">
            <text:p>beides angemessen</text:p>
          </table:table-cell>
          <table:table-cell/>
          <table:table-cell table:style-name="ce5" office:value-type="string" calcext:value-type="string">
            <text:p>malte | lennart | 4084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lennart | leon | 429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style-name="ce5" office:value-type="string" calcext:value-type="string">
            <text:p>lennart | malte | 1607 |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jakob | malte | 3833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lennart | josephine | 4689 |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robert | jakob | 215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style-name="ce5" office:value-type="string" calcext:value-type="string">
            <text:p>lennart | malte | 6448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7 <text:s text:c="2"/>1&lt;&gt;10</text:p>
          </table:table-cell>
          <table:table-cell/>
          <table:table-cell office:value-type="string" calcext:value-type="string">
            <text:p>häufig: Informationen nach Changed XY <text:s/>! <text:s/>ODER settings python3.x are: Y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3650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style-name="ce5" office:value-type="string" calcext:value-type="string">
            <text:p>jakob | leon | 5408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</table:table-row>
        <table:table-row table:style-name="ro2">
          <table:table-cell office:value-type="string" calcext:value-type="string">
            <text:p>lennart | josephine | 7413 | </text:p>
          </table:table-cell>
          <table:table-cell office:value-type="string" calcext:value-type="string">
            <text:p>beide angemessen</text:p>
          </table:table-cell>
          <table:table-cell/>
          <table:table-cell table:style-name="ce5" office:value-type="string" calcext:value-type="string">
            <text:p>sven_extra_28 | malte | 5872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ven</text:p>
          </table:table-cell>
        </table:table-row>
        <table:table-row table:style-name="ro2">
          <table:table-cell office:value-type="string" calcext:value-type="string">
            <text:p>michael | malte | 4903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prechelt_extra_28 | jakob | 6657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chelt</text:p>
          </table:table-cell>
        </table:table-row>
        <table:table-row table:style-name="ro2">
          <table:table-cell office:value-type="string" calcext:value-type="string">
            <text:p>michael | malte | 214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michael | malte | 5531 |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chael</text:p>
          </table:table-cell>
        </table:table-row>
        <table:table-row table:style-name="ro2">
          <table:table-cell office:value-type="string" calcext:value-type="string">
            <text:p>michael | lennart | 3322 | </text:p>
          </table:table-cell>
          <table:table-cell office:value-type="string" calcext:value-type="string">
            <text:p>beide angemessen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on | malte | 6157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lennart | josephine | 6183 |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sephine</text:p>
          </table:table-cell>
          <table:table-cell table:style-name="ce5" office:value-type="string" calcext:value-type="string">
            <text:p>michael | lennart | 3576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michael | malte | 7530 | </text:p>
          </table:table-cell>
          <table:table-cell office:value-type="string" calcext:value-type="string">
            <text:p>beide unangemessen</text:p>
          </table:table-cell>
          <table:table-cell/>
          <table:table-cell table:style-name="ce5" office:value-type="string" calcext:value-type="string">
            <text:p>robert | josephine | 1777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</table:table-row>
        <table:table-row table:style-name="ro2">
          <table:table-cell office:value-type="string" calcext:value-type="string">
            <text:p>lennart | malte | 435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 table:style-name="ce5" office:value-type="string" calcext:value-type="string">
            <text:p>leon | lennart | 3572 | </text:p>
          </table:table-cell>
          <table:table-cell/>
          <table:table-cell office:value-type="string" calcext:value-type="string">
            <text:p>beides angemessen</text:p>
          </table:table-cell>
          <table:table-cell/>
        </table:table-row>
        <table:table-row table:style-name="ro2">
          <table:table-cell office:value-type="string" calcext:value-type="string">
            <text:p>michael | malte | 827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nnart | malte | 4354 |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on | malte | 523 | </text:p>
          </table:table-cell>
          <table:table-cell office:value-type="string" calcext:value-type="string">
            <text:p>beide unangemessen</text:p>
          </table:table-cell>
          <table:table-cell/>
          <table:table-cell table:style-name="ce5" office:value-type="string" calcext:value-type="string">
            <text:p>josephine | michael | 3046 |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chael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8 <text:s text:c="2"/>2&lt;&gt;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osephine | malte | 3537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337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leon | 4684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leon | 121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2865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leon | 7438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leon | 3055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lennart | 4400 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8208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783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9 <text:s text:c="2"/>4&lt;&gt;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bert | michael | 354 | </text:p>
          </table:table-cell>
          <table:table-cell office:value-type="string" calcext:value-type="string">
            <text:p>beide unangemessen</text:p>
          </table:table-cell>
          <table:table-cell/>
          <table:table-cell table:style-name="ce5" office:value-type="string" calcext:value-type="string">
            <text:p>lennart | malte | 4780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nnart | malte | 5536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lennart | malte | 8279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on | michael | 5476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nnart | josephine | 5915 |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osephine</text:p>
          </table:table-cell>
        </table:table-row>
        <table:table-row table:style-name="ro2">
          <table:table-cell office:value-type="string" calcext:value-type="string">
            <text:p>lennart | josephine | 614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style-name="ce5" office:value-type="string" calcext:value-type="string">
            <text:p>josephine | malte | 7204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lennart | malte | 5816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style-name="ce5" office:value-type="string" calcext:value-type="string">
            <text:p>lennart | malte | 8279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jakob | malte | 650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lennart | malte | 3729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lennart | jakob | 4705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ob</text:p>
          </table:table-cell>
          <table:table-cell table:style-name="ce5" office:value-type="string" calcext:value-type="string">
            <text:p>lennart | malte | 4795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michael | lennart | 273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nart</text:p>
          </table:table-cell>
          <table:table-cell table:style-name="ce5" office:value-type="string" calcext:value-type="string">
            <text:p>lennart | malte | 5932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office:value-type="string" calcext:value-type="string">
            <text:p>josephine | lennart | 2209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ine</text:p>
          </table:table-cell>
          <table:table-cell table:style-name="ce5" office:value-type="string" calcext:value-type="string">
            <text:p>robert | malte | 1464 |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</table:table-row>
        <table:table-row table:style-name="ro2">
          <table:table-cell office:value-type="string" calcext:value-type="string">
            <text:p>michael | malte | 7498 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style-name="ce5" office:value-type="string" calcext:value-type="string">
            <text:p>lennart | malte | 7439 |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</table:table-row>
        <table:table-row table:style-name="ro2">
          <table:table-cell table:style-name="Default" office:value-type="string" calcext:value-type="string">
            <text:p>nicht eindeutig, kann nicht automatisch aufgelöst werden :-(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:10 <text:s text:c="3"/>1&lt;&gt;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akob | malte | 1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2111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nnart | 4083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ichael | 7159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osephine | 608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1067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7671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7852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5745 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1005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 11 <text:s text:c="2"/>8&lt;&gt;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chael | jakob | 275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akob | 4892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osephine | 608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malte | 6785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8177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5402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3892 | </text:p>
          </table:table-cell>
          <table:table-cell office:value-type="string" calcext:value-type="string">
            <text:p>beide angemess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on | malte | 7921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akob | 6744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ichael | 3409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 12 <text:s text:c="3"/>1&lt;&gt;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nart | leon | 6242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2792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michael | 6174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michael | 325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malte | 2736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lennart | 2515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6165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josephine | 4141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74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nnart | 3152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13 <text:s text:c="3"/>2&lt;&gt;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bert | lennart | 2276 | </text:p>
          </table:table-cell>
          <table:table-cell office:value-type="string" calcext:value-type="string">
            <text:p>beide angemess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hael | leon | 8208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674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792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221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michael | 187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743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leon | 7767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343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4349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: 14 <text:s/>7&lt;&gt;8</text:p>
          </table:table-cell>
          <table:table-cell office:value-type="string" calcext:value-type="string">
            <text:p>xy can be solved using i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bert | lennart | 98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leon | 2677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akob | 2474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akob | 215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633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lennart | 227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jakob | 215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5163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8209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on | 7763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 15 <text:s text:c="2"/>4&lt;&gt;8</text:p>
          </table:table-cell>
          <table:table-cell office:value-type="string" calcext:value-type="string">
            <text:p>„can be used to“ → beides angemessen</text:p>
          </table:table-cell>
          <table:table-cell table:number-columns-repeated="2"/>
          <table:table-cell office:value-type="string" calcext:value-type="string">
            <text:p>aber eher Purpo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michael | 177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michael | 2875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chelt_extra_28 | jakob | 8176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che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chelt_extra_28 | malte | 777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che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357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lte | leon | 8277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7914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6017 | 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nnart | malte | 1623 | 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sephine | jakob | 2155 | 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16 <text:s/>5&lt;&gt;7</text:p>
          </table:table-cell>
          <table:table-cell office:value-type="string" calcext:value-type="string">
            <text:p>while speaking about the quality, related units are call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bert | josephine | 4378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jakob | 5200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6016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malte | 6227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malte | 1912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817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3576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robert | 6328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lennart | 343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lennart | 1540 | </text:p>
          </table:table-cell>
          <table:table-cell office:value-type="string" calcext:value-type="string">
            <text:p>beides angemessen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Nr.: 17 <text:s text:c="2"/>2&lt;&gt;5</text:p>
          </table:table-cell>
          <table:table-cell office:value-type="string" calcext:value-type="string">
            <text:p>vor allem die internen Konzepte führen zu Concep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sephine | leon | 4203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osephine | 5109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4203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nnart | 2209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michael | 2035 | </text:p>
          </table:table-cell>
          <table:table-cell office:value-type="string" calcext:value-type="string">
            <text:p>beides angemess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nnart | leon | 790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osephine | 707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josephine | 5795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na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on | 8351 | </text:p>
          </table:table-cell>
          <table:table-cell office:value-type="string" calcext:value-type="string">
            <text:p>beide angemess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ven_extra_28 | josephine | 7553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e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new.A1:new.G209" table:display-filter-buttons="true">
          <table:filter>
            <table:filter-or>
              <table:filter-condition table:field-number="5" table:data-type="number" table:value="67" table:operator="="/>
            </table:filter-or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.00.0000</text:date>, <text:time style:data-style-name="N2" text:time-value="20:20:53.5624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0:21:13.982480000</meta:creation-date>
    <meta:generator>LibreOffice/4.2.5.2$MacOSX_x86 LibreOffice_project/61cb170a04bb1f12e77c884eab9192be736ec5f5</meta:generator>
    <dc:date>2014-07-27T04:11:35.192721000</dc:date>
    <meta:editing-duration>P3DT14H22M55S</meta:editing-duration>
    <meta:editing-cycles>54</meta:editing-cycles>
    <meta:document-statistic meta:table-count="3" meta:cell-count="1521" meta:object-count="0"/>
  </office:meta>
</office:document-meta>
</file>